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5.289cm" svg:y="0.149cm">
            <draw:object draw:notify-on-update-of-ranges="Feuille1.A1:Feuille1.A1 Feuille1.A2:Feuille1.A12 Feuille1.B1:Feuille1.B1 Feuille1.B2:Feui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(A)</text:p>
          </table:table-cell>
          <table:table-cell office:value-type="string" calcext:value-type="string">
            <text:p><text:s/>U(V)</text:p>
          </table:table-cell>
        </table:table-row>
        <table:table-row table:style-name="ro1">
          <table:table-cell table:style-name="ce1" office:value-type="float" office:value="0" calcext:value-type="float">
            <text:p>0,00E+00</text:p>
          </table:table-cell>
          <table:table-cell office:value-type="float" office:value="0.006002627" calcext:value-type="float">
            <text:p>0,006002627</text:p>
          </table:table-cell>
        </table:table-row>
        <table:table-row table:style-name="ro1">
          <table:table-cell table:style-name="ce1" office:value-type="float" office:value="0.0000360588" calcext:value-type="float">
            <text:p>3,61E-05</text:p>
          </table:table-cell>
          <table:table-cell office:value-type="float" office:value="0.3040118" calcext:value-type="float">
            <text:p>0,3040118</text:p>
          </table:table-cell>
        </table:table-row>
        <table:table-row table:style-name="ro1">
          <table:table-cell table:style-name="ce1" office:value-type="float" office:value="0.00006009799" calcext:value-type="float">
            <text:p>6,01E-05</text:p>
          </table:table-cell>
          <table:table-cell office:value-type="float" office:value="0.608021" calcext:value-type="float">
            <text:p>0,608021</text:p>
          </table:table-cell>
        </table:table-row>
        <table:table-row table:style-name="ro1">
          <table:table-cell table:style-name="ce1" office:value-type="float" office:value="0.00009615679" calcext:value-type="float">
            <text:p>9,62E-05</text:p>
          </table:table-cell>
          <table:table-cell office:value-type="float" office:value="0.9100303" calcext:value-type="float">
            <text:p>0,9100303</text:p>
          </table:table-cell>
        </table:table-row>
        <table:table-row table:style-name="ro1">
          <table:table-cell office:value-type="float" office:value="0.000120196" calcext:value-type="float">
            <text:p>0,000120196</text:p>
          </table:table-cell>
          <table:table-cell office:value-type="float" office:value="1.214039" calcext:value-type="float">
            <text:p>1,214039</text:p>
          </table:table-cell>
        </table:table-row>
        <table:table-row table:style-name="ro1">
          <table:table-cell office:value-type="float" office:value="0.0001562548" calcext:value-type="float">
            <text:p>0,0001562548</text:p>
          </table:table-cell>
          <table:table-cell office:value-type="float" office:value="1.514049" calcext:value-type="float">
            <text:p>1,514049</text:p>
          </table:table-cell>
        </table:table-row>
        <table:table-row table:style-name="ro1">
          <table:table-cell office:value-type="float" office:value="0.000180294" calcext:value-type="float">
            <text:p>0,000180294</text:p>
          </table:table-cell>
          <table:table-cell office:value-type="float" office:value="1.824058" calcext:value-type="float">
            <text:p>1,824058</text:p>
          </table:table-cell>
        </table:table-row>
        <table:table-row table:style-name="ro1">
          <table:table-cell office:value-type="float" office:value="0.0002163528" calcext:value-type="float">
            <text:p>0,0002163528</text:p>
          </table:table-cell>
          <table:table-cell office:value-type="float" office:value="2.130068" calcext:value-type="float">
            <text:p>2,130068</text:p>
          </table:table-cell>
        </table:table-row>
        <table:table-row table:style-name="ro1">
          <table:table-cell office:value-type="float" office:value="0.0002403919" calcext:value-type="float">
            <text:p>0,0002403919</text:p>
          </table:table-cell>
          <table:table-cell office:value-type="float" office:value="2.430077" calcext:value-type="float">
            <text:p>2,430077</text:p>
          </table:table-cell>
        </table:table-row>
        <table:table-row table:style-name="ro1">
          <table:table-cell office:value-type="float" office:value="0.0002764508" calcext:value-type="float">
            <text:p>0,0002764508</text:p>
          </table:table-cell>
          <table:table-cell office:value-type="float" office:value="2.734086" calcext:value-type="float">
            <text:p>2,734086</text:p>
          </table:table-cell>
        </table:table-row>
        <table:table-row table:style-name="ro1">
          <table:table-cell office:value-type="float" office:value="0.0003125096" calcext:value-type="float">
            <text:p>0,0003125096</text:p>
          </table:table-cell>
          <table:table-cell office:value-type="float" office:value="3.034095" calcext:value-type="float">
            <text:p>3,034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 C</meta:initial-creator>
    <meta:creation-date>2021-06-06T16:29:15.558438497</meta:creation-date>
    <dc:date>2021-06-06T18:17:14.170514136</dc:date>
    <dc:creator>J C</dc:creator>
    <meta:editing-duration>PT1H5M37S</meta:editing-duration>
    <meta:editing-cycles>1</meta:editing-cycles>
    <meta:generator>LibreOffice/7.0.4.2$MacOSX_X86_64 LibreOffice_project/dcf040e67528d9187c66b2379df5ea4407429775</meta:generator>
    <meta:document-statistic meta:table-count="1" meta:cell-count="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 style:data-style-name="N1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37cm" svg:y="0.315cm" chart:style-name="ch2">
          <text:p>Caractéristique d'un résistor de 10 kΩ</text:p>
        </chart:title>
        <chart:subtitle svg:x="4.605cm" svg:y="1.281cm" chart:style-name="ch3">
          <text:p>Valeur mesurée à l'ohmmètre : 9 930Ω</text:p>
        </chart:subtitle>
        <chart:plot-area chart:style-name="ch4" table:cell-range-address="Feuille1.A1:Feuille1.B12" chart:data-source-has-labels="row" svg:x="1.33cm" svg:y="2.132cm" svg:width="14.35cm" svg:height="5.708cm">
          <chart:coordinate-region svg:x="2.058cm" svg:y="2.329cm" svg:width="12.939cm" svg:height="4.868cm"/>
          <chart:axis chart:dimension="x" chart:name="primary-x" chart:style-name="ch5">
            <chart:title svg:x="7.513cm" svg:y="8.021cm" chart:style-name="ch6">
              <text:p>Intensité I(A)</text:p>
            </chart:title>
          </chart:axis>
          <chart:axis chart:dimension="y" chart:name="primary-y" chart:style-name="ch7">
            <chart:title svg:x="0.451cm" svg:y="6.013cm" chart:style-name="ch8">
              <text:p>Tension U(V)</text:p>
            </chart:title>
            <chart:grid chart:style-name="ch9" chart:class="major"/>
          </chart:axis>
          <chart:series chart:style-name="ch10" chart:values-cell-range-address="Feuille1.B2:Feuille1.B12" chart:label-cell-address="Feuille1.B1:Feuille1.B1" chart:class="chart:scatter">
            <chart:domain table:cell-range-address="Feuille1.A2:Feuille1.A12"/>
            <chart:regression-curve chart:style-name="ch11">
              <chart:equation chart:display-equation="true" chart:display-r-square="false" chart:style-name="ch12"/>
            </chart:regression-curve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 U(V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12</svg:desc>
                </draw:g>
              </table:table-cell>
              <table:table-cell office:value-type="float" office:value="0.006002627">
                <text:p>0.006002627</text:p>
                <draw:g>
                  <svg:desc>Feuille1.B2:Feui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60588">
                <text:p>0.0000360588</text:p>
              </table:table-cell>
              <table:table-cell office:value-type="float" office:value="0.3040118">
                <text:p>0.304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009799">
                <text:p>0.00006009799</text:p>
              </table:table-cell>
              <table:table-cell office:value-type="float" office:value="0.608021">
                <text:p>0.608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9615679">
                <text:p>0.00009615679</text:p>
              </table:table-cell>
              <table:table-cell office:value-type="float" office:value="0.9100303">
                <text:p>0.9100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20196">
                <text:p>0.000120196</text:p>
              </table:table-cell>
              <table:table-cell office:value-type="float" office:value="1.214039">
                <text:p>1.214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562548">
                <text:p>0.0001562548</text:p>
              </table:table-cell>
              <table:table-cell office:value-type="float" office:value="1.514049">
                <text:p>1.514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80294">
                <text:p>0.000180294</text:p>
              </table:table-cell>
              <table:table-cell office:value-type="float" office:value="1.824058">
                <text:p>1.824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163528">
                <text:p>0.0002163528</text:p>
              </table:table-cell>
              <table:table-cell office:value-type="float" office:value="2.130068">
                <text:p>2.130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403919">
                <text:p>0.0002403919</text:p>
              </table:table-cell>
              <table:table-cell office:value-type="float" office:value="2.430077">
                <text:p>2.430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764508">
                <text:p>0.0002764508</text:p>
              </table:table-cell>
              <table:table-cell office:value-type="float" office:value="2.734086">
                <text:p>2.734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125096">
                <text:p>0.0003125096</text:p>
              </table:table-cell>
              <table:table-cell office:value-type="float" office:value="3.034095">
                <text:p>3.034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